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1.05cm" fo:min-width="4.9cm" fo:wrap-option="wrap"/>
    </style:style>
    <style:style style:name="gr2" style:family="graphic" style:parent-style-name="standard">
      <style:graphic-properties draw:textarea-horizontal-align="left" draw:textarea-vertical-align="top" draw:auto-grow-height="false" fo:min-height="0.57cm" fo:min-width="4.9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left" draw:textarea-vertical-align="top" draw:auto-grow-height="false" fo:min-height="0.51cm" fo:min-width="4.9cm" fo:wrap-option="wrap"/>
    </style:style>
    <style:style style:name="gr5" style:family="graphic" style:parent-style-name="standard">
      <style:graphic-properties draw:textarea-horizontal-align="left" draw:textarea-vertical-align="top" draw:auto-grow-height="false" fo:min-height="2.86cm" fo:min-width="5cm" fo:wrap-option="wrap"/>
    </style:style>
    <style:style style:name="gr6" style:family="graphic" style:parent-style-name="standard">
      <style:graphic-properties draw:textarea-horizontal-align="left" draw:textarea-vertical-align="top" draw:auto-grow-height="false" fo:min-height="2.06cm" fo:min-width="4.9cm" fo:wrap-option="wrap"/>
    </style:style>
    <style:style style:name="gr7" style:family="graphic" style:parent-style-name="standard">
      <style:graphic-properties draw:textarea-horizontal-align="left" draw:textarea-vertical-align="top" draw:auto-grow-height="false" fo:min-height="3.21cm" fo:min-width="4.9cm" fo:wrap-option="wrap"/>
    </style:style>
    <style:style style:name="gr8" style:family="graphic" style:parent-style-name="standard">
      <style:graphic-properties draw:textarea-horizontal-align="left" draw:textarea-vertical-align="top" draw:auto-grow-height="false" fo:min-height="8.65cm" fo:min-width="5.1cm" fo:wrap-option="wrap"/>
    </style:style>
    <style:style style:name="gr9" style:family="graphic" style:parent-style-name="standard">
      <style:graphic-properties draw:textarea-horizontal-align="left" draw:textarea-vertical-align="top" draw:auto-grow-height="false" fo:min-height="1.55cm" fo:min-width="4.9cm" fo:wrap-option="wrap"/>
    </style:style>
    <style:style style:name="gr10" style:family="graphic" style:parent-style-name="standard">
      <style:graphic-properties draw:textarea-horizontal-align="left" draw:textarea-vertical-align="top" draw:auto-grow-height="false" fo:min-height="3.35cm" fo:min-width="4.9cm" fo:wrap-option="wrap"/>
    </style:style>
    <style:style style:name="gr11" style:family="graphic" style:parent-style-name="standard">
      <style:graphic-properties draw:textarea-horizontal-align="left" draw:textarea-vertical-align="top" draw:auto-grow-height="false" fo:min-height="2.05cm" fo:min-width="4.9cm" fo:wrap-option="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8pt" style:font-size-asian="8pt" style:font-size-complex="18pt"/>
    </style:style>
    <style:style style:name="P3" style:family="paragraph">
      <loext:graphic-properties draw:fill="none"/>
      <style:paragraph-properties fo:text-align="center"/>
      <style:text-properties fo:font-size="8pt" style:font-size-asian="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5.4cm" svg:height="1.3cm" svg:x="1.6cm" svg:y="1.3cm">
          <text:p text:style-name="P1"><text:span text:style-name="T1">周武王</text:span></text:p>
          <text:p text:style-name="P1"><text:span text:style-name="T1"><text:s text:c="3"/></text:span><text:span text:style-name="T1">.</text:span><text:span text:style-name="T1">周公、召公、毕公、史佚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4cm" svg:height="0.82cm" svg:x="1.6cm" svg:y="3.28cm">
          <text:p text:style-name="P1"><text:span text:style-name="T1">周夷王（</text:span><text:span text:style-name="T1">8</text:span><text:span text:style-name="T1">传至此礼不明，诸侯强）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3cm" svg:y1="2.6cm" svg:x2="4.3cm" svg:y2="3.28cm" draw:start-shape="id1" draw:start-glue-point="2" draw:end-shape="id2" draw:end-glue-point="0" svg:d="M4300 2600v680" svg:viewBox="0 0 1 681">
          <text:p/>
        </draw:connector>
        <draw:custom-shape draw:style-name="gr4" draw:text-style-name="P2" xml:id="id3" draw:id="id3" draw:layer="layout" svg:width="5.4cm" svg:height="0.76cm" svg:x="1.6cm" svg:y="4.74cm">
          <text:p text:style-name="P1"><text:span text:style-name="T1">周历王（暴虐无道，为国人所杀）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3cm" svg:y1="4.1cm" svg:x2="4.3cm" svg:y2="4.74cm" draw:start-shape="id2" draw:end-shape="id3" draw:end-glue-point="0" svg:d="M4300 4100v640" svg:viewBox="0 0 1 641">
          <text:p/>
        </draw:connector>
        <draw:custom-shape draw:style-name="gr5" draw:text-style-name="P2" xml:id="id4" draw:id="id4" draw:layer="layout" svg:width="5.5cm" svg:height="3.11cm" svg:x="1.5cm" svg:y="6.09cm">
          <text:p text:style-name="P1"><text:span text:style-name="T1">周宣王</text:span></text:p>
          <text:p text:style-name="P1"><text:span text:style-name="T1"><text:s text:c="3"/></text:span><text:span text:style-name="T1">.</text:span><text:span text:style-name="T1">方叔、召虎、尹吉甫、杜伯、左儒</text:span></text:p>
          <text:p text:style-name="P1"><text:span text:style-name="T1"><text:s text:c="3"/></text:span><text:span text:style-name="T1">.</text:span><text:span text:style-name="T1">申伯、仲山甫、伯阳父</text:span></text:p>
          <text:p text:style-name="P1"><text:span text:style-name="T1"><text:s text:c="3"/></text:span><text:span text:style-name="T1">.</text:span><text:span text:style-name="T1">姜后</text:span></text:p>
          <text:p text:style-name="P1"><text:span text:style-name="T1"><text:s text:c="6"/></text:span><text:span text:style-name="T1">.</text:span><text:span text:style-name="T1">宫涅</text:span><text:span text:style-name="T1">(</text:span><text:span text:style-name="T1">周幽王</text:span><text:span text:style-name="T1">)</text:span></text:p>
          <text:p text:style-name="P1"><text:span text:style-name="T1"><text:s text:c="6"/></text:span><text:span text:style-name="T1">.</text:span><text:span text:style-name="T1">婢女</text:span></text:p>
          <text:p text:style-name="P1"><text:span text:style-name="T1"><text:s text:c="9"/></text:span><text:span text:style-name="T1">.</text:span><text:span text:style-name="T1">褒姒 <text:s/>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3cm" svg:y1="5.5cm" svg:x2="4.25cm" svg:y2="6.09cm" draw:start-shape="id3" draw:start-glue-point="2" draw:end-shape="id4" draw:end-glue-point="0" svg:d="M4300 5500v295h-50v295" svg:viewBox="0 0 51 591">
          <text:p/>
        </draw:connector>
        <draw:custom-shape draw:style-name="gr6" draw:text-style-name="P2" xml:id="id5" draw:id="id5" draw:layer="layout" svg:width="5.4cm" svg:height="2.31cm" svg:x="-4.9cm" svg:y="5.99cm">
          <text:p text:style-name="P1"><text:span text:style-name="T1">夏桀褒城二龙降王庭，取龙涎</text:span></text:p>
          <text:p text:style-name="P1"><text:span text:style-name="T1">经殷商六百四十四年</text:span></text:p>
          <text:p text:style-name="P1"><text:span text:style-name="T1">周三百年未尝开观</text:span></text:p>
          <text:p text:style-name="P1"><text:span text:style-name="T1">历王末年椟内放毫光，坠地龙涎化鼋</text:span></text:p>
          <text:p text:style-name="P1"><text:span text:style-name="T1">婢女踏迹若有所感而孕，四十年生褒姒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0.5cm" svg:y1="7.145cm" svg:x2="1.5cm" svg:y2="7.645cm" draw:start-shape="id5" draw:start-glue-point="1" draw:end-shape="id4" draw:end-glue-point="3" svg:d="M500 7145h500v500h500" svg:viewBox="0 0 1001 501">
          <text:p/>
        </draw:connector>
        <draw:custom-shape draw:style-name="gr7" draw:text-style-name="P2" xml:id="id6" draw:id="id6" draw:layer="layout" svg:width="5.4cm" svg:height="3.46cm" svg:x="1.5cm" svg:y="10.04cm">
          <text:p text:style-name="P1"><text:span text:style-name="T1">周幽王</text:span></text:p>
          <text:p text:style-name="P1"><text:span text:style-name="T1"><text:s text:c="3"/></text:span><text:span text:style-name="T1">.</text:span><text:span text:style-name="T1">虢公、祭公、尹球</text:span></text:p>
          <text:p text:style-name="P1"><text:span text:style-name="T1"><text:s text:c="3"/></text:span><text:span text:style-name="T1">.</text:span><text:span text:style-name="T1">郑伯友、伯阳父</text:span></text:p>
          <text:p text:style-name="P1"><text:span text:style-name="T1"><text:s text:c="3"/></text:span><text:span text:style-name="T1">.</text:span><text:span text:style-name="T1">赵叔带</text:span><text:span text:style-name="T1">(</text:span><text:span text:style-name="T1">晋赵氏之祖</text:span><text:span text:style-name="T1">)</text:span></text:p>
          <text:p text:style-name="P1"><text:span text:style-name="T1"><text:s text:c="3"/></text:span><text:span text:style-name="T1">.</text:span><text:span text:style-name="T1">申后</text:span></text:p>
          <text:p text:style-name="P1"><text:span text:style-name="T1"><text:s text:c="6"/></text:span><text:span text:style-name="T1">.</text:span><text:span text:style-name="T1">宜臼</text:span></text:p>
          <text:p text:style-name="P1"><text:span text:style-name="T1"><text:s text:c="3"/></text:span><text:span text:style-name="T1">.</text:span><text:span text:style-name="T1">褒姒</text:span></text:p>
          <text:p text:style-name="P1"><text:span text:style-name="T1"><text:s text:c="6"/></text:span><text:span text:style-name="T1">.</text:span><text:span text:style-name="T1">伯服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25cm" svg:y1="9.2cm" svg:x2="4.2cm" svg:y2="10.04cm" draw:start-shape="id4" draw:start-glue-point="2" draw:end-shape="id6" draw:end-glue-point="0" svg:d="M4250 9200v420h-50v420" svg:viewBox="0 0 51 841">
          <text:p/>
        </draw:connector>
        <draw:custom-shape draw:style-name="gr8" draw:text-style-name="P2" xml:id="id7" draw:id="id7" draw:layer="layout" svg:width="5.6cm" svg:height="8.9cm" svg:x="8.3cm" svg:y="8.4cm">
          <text:p text:style-name="P1"><text:span text:style-name="T1">犬戎乱周，杀幽王</text:span></text:p>
          <text:p text:style-name="P1"><text:span text:style-name="T1">申候</text:span></text:p>
          <text:p text:style-name="P1"><text:span text:style-name="T1"><text:s text:c="3"/></text:span><text:span text:style-name="T1">.</text:span><text:span text:style-name="T1">大夫吕章</text:span></text:p>
          <text:p text:style-name="P1"><text:span text:style-name="T1"><text:s text:c="3"/></text:span><text:span text:style-name="T1">.</text:span><text:span text:style-name="T1">武姜妻掘突</text:span></text:p>
          <text:p text:style-name="P1"><text:span text:style-name="T1"/></text:p>
          <text:p text:style-name="P1"><text:span text:style-name="T1">戎主</text:span></text:p>
          <text:p text:style-name="P1"><text:span text:style-name="T1"><text:s text:c="3"/></text:span><text:span text:style-name="T1">.</text:span><text:span text:style-name="T1">孛宁</text:span></text:p>
          <text:p text:style-name="P1"><text:span text:style-name="T1"><text:s text:c="3"/></text:span><text:span text:style-name="T1">.</text:span><text:span text:style-name="T1">满也速</text:span></text:p>
          <text:p text:style-name="P1"><text:span text:style-name="T1"/></text:p>
          <text:p text:style-name="P1"><text:span text:style-name="T1">三路诸侯勤王</text:span></text:p>
          <text:p text:style-name="P1"><text:span text:style-name="T1"><text:s text:c="3"/></text:span><text:span text:style-name="T1">.</text:span><text:span text:style-name="T1">北路晋候姬仇</text:span></text:p>
          <text:p text:style-name="P1"><text:span text:style-name="T1"><text:s text:c="3"/></text:span><text:span text:style-name="T1">.</text:span><text:span text:style-name="T1">东路卫候姬和</text:span><text:span text:style-name="T1">(</text:span><text:span text:style-name="T1">卫武公</text:span><text:span text:style-name="T1">)</text:span></text:p>
          <text:p text:style-name="P1"><text:span text:style-name="T1"><text:s text:c="3"/></text:span><text:span text:style-name="T1">.</text:span><text:span text:style-name="T1">西路秦君赢开</text:span><text:span text:style-name="T1">(</text:span><text:span text:style-name="T1">秦襄公</text:span><text:span text:style-name="T1">)</text:span></text:p>
          <text:p text:style-name="P1"><text:span text:style-name="T1"><text:s text:c="3"/></text:span><text:span text:style-name="T1">.</text:span><text:span text:style-name="T1">郑世子掘突</text:span><text:span text:style-name="T1">(</text:span><text:span text:style-name="T1">郑武公</text:span><text:span text:style-name="T1">)</text:span></text:p>
          <text:p text:style-name="P1"><text:span text:style-name="T1"><text:s text:c="6"/></text:span><text:span text:style-name="T1">.</text:span><text:span text:style-name="T1">寤生</text:span><text:span text:style-name="T1">(</text:span><text:span text:style-name="T1">郑庄公</text:span><text:span text:style-name="T1">)</text:span></text:p>
          <text:p text:style-name="P1"><text:span text:style-name="T1"><text:s text:c="9"/></text:span><text:span text:style-name="T1">.</text:span><text:span text:style-name="T1">忽</text:span></text:p>
          <text:p text:style-name="P1"><text:span text:style-name="T1"><text:s text:c="9"/></text:span><text:span text:style-name="T1">.</text:span><text:span text:style-name="T1">公子吕、祭足、颍考叔、公孙阏</text:span></text:p>
          <text:p text:style-name="P1"><text:span text:style-name="T1"><text:s text:c="9"/></text:span><text:span text:style-name="T1">.</text:span><text:span text:style-name="T1">高渠弥</text:span></text:p>
          <text:p text:style-name="P1"><text:span text:style-name="T1"><text:s text:c="6"/></text:span><text:span text:style-name="T1">.</text:span><text:span text:style-name="T1">段</text:span></text:p>
          <text:p text:style-name="P1"><text:span text:style-name="T1"><text:s text:c="9"/></text:span><text:span text:style-name="T1">.</text:span><text:span text:style-name="T1">公孙滑</text:span></text:p>
          <text:p text:style-name="P1"><text:span text:style-name="T1"><text:s text:c="6"/></text:span><text:span text:style-name="T1">.</text:span><text:span text:style-name="T1">公子成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9cm" svg:y1="11.77cm" svg:x2="8.3cm" svg:y2="12.85cm" draw:start-shape="id6" draw:start-glue-point="1" draw:end-shape="id7" svg:d="M6900 11770h700v1080h700" svg:viewBox="0 0 1401 1081">
          <text:p/>
        </draw:connector>
        <draw:custom-shape draw:style-name="gr9" draw:text-style-name="P2" xml:id="id8" draw:id="id8" draw:layer="layout" svg:width="5.4cm" svg:height="1.8cm" svg:x="1.5cm" svg:y="14.1cm">
          <text:p text:style-name="P1"><text:span text:style-name="T1">平犬戎乱立平王</text:span></text:p>
          <text:p text:style-name="P1"><text:span text:style-name="T1"><text:s text:c="3"/></text:span><text:span text:style-name="T1">.</text:span><text:span text:style-name="T1">狐</text:span></text:p>
          <text:p text:style-name="P1"><text:span text:style-name="T1"><text:s text:c="6"/></text:span><text:span text:style-name="T1">.</text:span><text:span text:style-name="T1">林</text:span></text:p>
          <text:p text:style-name="P1"><text:span text:style-name="T1"><text:s text:c="3"/></text:span><text:span text:style-name="T1">.</text:span><text:span text:style-name="T1">虢公，周公黑肩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3cm" svg:y1="12.85cm" svg:x2="4.2cm" svg:y2="14.1cm" draw:start-shape="id7" draw:start-glue-point="3" draw:end-shape="id8" draw:end-glue-point="0" svg:d="M8300 12850h-4100v1250" svg:viewBox="0 0 4101 1251">
          <text:p/>
        </draw:connector>
        <draw:custom-shape draw:style-name="gr9" draw:text-style-name="P2" xml:id="id9" draw:id="id9" draw:layer="layout" svg:width="5.4cm" svg:height="1.8cm" svg:x="1.5cm" svg:y="16.6cm">
          <text:p text:style-name="P1"><text:span text:style-name="T1">周桓王</text:span><text:span text:style-name="T1">(</text:span><text:span text:style-name="T1">林</text:span><text:span text:style-name="T1">)</text:span></text:p>
          <text:p text:style-name="P1"><text:span text:style-name="T1"><text:s text:c="3"/></text:span><text:span text:style-name="T1">.</text:span><text:span text:style-name="T1">沱，克</text:span></text:p>
          <text:p text:style-name="P1"><text:span text:style-name="T1"><text:s text:c="3"/></text:span><text:span text:style-name="T1">.</text:span><text:span text:style-name="T1">周公黑肩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2cm" svg:y1="15.9cm" svg:x2="4.2cm" svg:y2="16.6cm" draw:start-shape="id8" draw:start-glue-point="2" draw:end-shape="id9" draw:end-glue-point="0" svg:d="M4200 15900v700" svg:viewBox="0 0 1 701">
          <text:p/>
        </draw:connector>
        <draw:custom-shape draw:style-name="gr10" draw:text-style-name="P2" draw:layer="layout" svg:width="5.4cm" svg:height="3.6cm" svg:x="14.9cm" svg:y="8.4cm">
          <text:p text:style-name="P1"><text:span text:style-name="T1">卫庄公</text:span></text:p>
          <text:p text:style-name="P1"><text:span text:style-name="T1"><text:s text:c="3"/></text:span><text:span text:style-name="T1">.</text:span><text:span text:style-name="T1">石碏、右宰丑</text:span></text:p>
          <text:p text:style-name="P1"><text:span text:style-name="T1"><text:s text:c="3"/></text:span><text:span text:style-name="T1">.</text:span><text:span text:style-name="T1">庄姜</text:span></text:p>
          <text:p text:style-name="P1"><text:span text:style-name="T1"><text:s text:c="3"/></text:span><text:span text:style-name="T1">.</text:span><text:span text:style-name="T1">厉妫、戴妫</text:span></text:p>
          <text:p text:style-name="P1"><text:span text:style-name="T1"><text:s text:c="6"/></text:span><text:span text:style-name="T1">.</text:span><text:span text:style-name="T1">完</text:span><text:span text:style-name="T1">(</text:span><text:span text:style-name="T1">桓公</text:span><text:span text:style-name="T1">)</text:span><text:span text:style-name="T1">、晋</text:span><text:span text:style-name="T1">(</text:span><text:span text:style-name="T1">宣公</text:span><text:span text:style-name="T1">)</text:span></text:p>
          <text:p text:style-name="P1"><text:span text:style-name="T1"><text:s text:c="3"/></text:span><text:span text:style-name="T1">.</text:span><text:span text:style-name="T1">宫女</text:span></text:p>
          <text:p text:style-name="P1"><text:span text:style-name="T1"><text:s text:c="6"/></text:span><text:span text:style-name="T1">.</text:span><text:span text:style-name="T1">州吁</text:span></text:p>
          <text:p text:style-name="P1"><text:span text:style-name="T1"><text:s text:c="9"/></text:span><text:span text:style-name="T1">.</text:span><text:span text:style-name="T1">石厚</text:span><text:span text:style-name="T1">(</text:span><text:span text:style-name="T1">石碏之子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4cm" svg:height="2.3cm" svg:x="14.9cm" svg:y="12.5cm">
          <text:p text:style-name="P1"><text:span text:style-name="T1">宋宣公</text:span></text:p>
          <text:p text:style-name="P1"><text:span text:style-name="T1"><text:s text:c="3"/></text:span><text:span text:style-name="T1">.</text:span><text:span text:style-name="T1">夷</text:span><text:span text:style-name="T1">(</text:span><text:span text:style-name="T1">宋殇公</text:span><text:span text:style-name="T1">)</text:span></text:p>
          <text:p text:style-name="P1"><text:span text:style-name="T1"><text:s text:c="6"/></text:span><text:span text:style-name="T1">.</text:span><text:span text:style-name="T1">孔父嘉</text:span></text:p>
          <text:p text:style-name="P1"><text:span text:style-name="T1">宋穆公</text:span><text:span text:style-name="T1">(</text:span><text:span text:style-name="T1">传位于夷</text:span><text:span text:style-name="T1">)</text:span></text:p>
          <text:p text:style-name="P1"><text:span text:style-name="T1"><text:s text:c="3"/></text:span><text:span text:style-name="T1">.</text:span><text:span text:style-name="T1">冯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4cm" svg:height="2.3cm" svg:x="14.9cm" svg:y="15.3cm">
          <text:p text:style-name="P1"><text:span text:style-name="T1">鲁隐 公</text:span></text:p>
          <text:p text:style-name="P1"><text:span text:style-name="T1"><text:s text:c="4"/></text:span><text:span text:style-name="T1">.</text:span><text:span text:style-name="T1">公子翚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4cm" svg:height="3.6cm" svg:x="20.7cm" svg:y="8.4cm">
          <text:p text:style-name="P1"><text:span text:style-name="T1">陈桓公</text:span></text:p>
          <text:p text:style-name="P1"><text:span text:style-name="T1"><text:s text:c="3"/></text:span><text:span text:style-name="T1">.</text:span><text:span text:style-name="T1">子针、佗</text:span></text:p>
          <text:p text:style-name="P1"><text:span text:style-name="T1"><text:s text:c="3"/></text:span><text:span text:style-name="T1">.</text:span><text:span text:style-name="T1">郭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4cm" svg:height="2.3cm" svg:x="20.6cm" svg:y="15.3cm">
          <text:p text:style-name="P1"><text:span text:style-name="T1">齐侯</text:span></text:p>
          <text:p text:style-name="P1"><text:span text:style-name="T1"><text:s text:c="3"/></text:span><text:span text:style-name="T1">.</text:span><text:span text:style-name="T1">夷仲年</text:span><text:span text:style-name="T1">(</text:span><text:span text:style-name="T1">齐侯弟</text:span><text:span text:style-name="T1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2:51:06.728065007</meta:creation-date>
    <meta:generator>LibreOffice/5.2.5.1$Windows_x86 LibreOffice_project/0312e1a284a7d50ca85a365c316c7abbf20a4d22</meta:generator>
    <dc:date>2016-10-11T21:10:22.728730701</dc:date>
    <meta:editing-duration>PT3H32M40S</meta:editing-duration>
    <meta:editing-cycles>56</meta:editing-cycles>
    <meta:document-statistic meta:object-count="22"/>
  </office:meta>
</office:document-meta>
</file>